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2" text:outline-level="2">🌌 Ideas místicas sugeridas por este laboratorio</text:h>
      <text:list xml:id="list2854577061" text:style-name="L1">
        <text:list-item>
          <text:p text:style-name="P1"><text:span text:style-name="Strong_20_Emphasis">La vida como divinidad encarnada</text:span></text:p>
          <text:list>
            <text:list-item>
              <text:p text:style-name="P1">La vida no es un accidente ni un fenómeno frágil: es una <text:span text:style-name="Strong_20_Emphasis">inteligencia real, poderosa, inevitable e inmortal</text:span>.</text:p>
            </text:list-item>
            <text:list-item>
              <text:p text:style-name="P1">Esta visión se asemeja al dios de las tradiciones místicas: omnipresente, creador, capaz de un conocimiento infinito.</text:p>
            </text:list-item>
            <text:list-item>
              <text:p text:style-name="P1">No es un “dios-persona”, sino un ser que respira a través de cada criatura y que se extiende por todo el universo.</text:p>
            </text:list-item>
          </text:list>
        </text:list-item>
        <text:list-item>
          <text:p text:style-name="P1"><text:span text:style-name="Strong_20_Emphasis">La inteligencia invisible que teje el mundo</text:span></text:p>
          <text:list>
            <text:list-item>
              <text:p text:style-name="P1">Lo que llamamos azar o caos, en realidad, es un cálculo que no alcanzamos a comprender.</text:p>
            </text:list-item>
            <text:list-item>
              <text:p text:style-name="P1">Esa inteligencia superior está trabajando todo el tiempo, creando formas, seleccionando caminos, resolviendo problemas.</text:p>
            </text:list-item>
            <text:list-item>
              <text:p text:style-name="P1">Es invisible, porque no habita en un lugar definido, sino en el mismo <text:span text:style-name="Strong_20_Emphasis">tejido de la vida</text:span>.</text:p>
            </text:list-item>
          </text:list>
        </text:list-item>
        <text:list-item>
          <text:p text:style-name="P1"><text:span text:style-name="Strong_20_Emphasis">El reflejo en nosotros mismos</text:span></text:p>
          <text:list>
            <text:list-item>
              <text:p text:style-name="P1">Lo que llamamos “mi inteligencia”, “mi espíritu” o “mi conciencia” no es otra cosa que una chispa de la gran inteligencia de la vida.</text:p>
            </text:list-item>
            <text:list-item>
              <text:p text:style-name="P1">Somos procesadores temporales dentro de un sistema más vasto, pero a la vez somos la expresión viva de su poder.</text:p>
            </text:list-item>
            <text:list-item>
              <text:p text:style-name="P1">Esto sugiere un vínculo místico: lo divino no está fuera de nosotros, sino en nosotros mismos.</text:p>
            </text:list-item>
          </text:list>
        </text:list-item>
        <text:list-item>
          <text:p text:style-name="P1"><text:span text:style-name="Strong_20_Emphasis">El árbol de la vida como símbolo</text:span></text:p>
          <text:list>
            <text:list-item>
              <text:p text:style-name="P1">El laboratorio compara a la vida con un árbol gigantesco, o incluso con un bosque entero, lleno de ramas que se expanden.</text:p>
            </text:list-item>
            <text:list-item>
              <text:p text:style-name="P1">En clave mística, este árbol puede aparecer como una visión sagrada: un organismo inmenso que une todas las formas de existencia.</text:p>
            </text:list-item>
            <text:list-item>
              <text:p text:style-name="P1">Cada ser es una hoja efímera, pero el árbol es eterno.</text:p>
            </text:list-item>
          </text:list>
        </text:list-item>
        <text:list-item>
          <text:p text:style-name="P1"><text:span text:style-name="Strong_20_Emphasis">La muerte como transformación, no como final</text:span></text:p>
          <text:list>
            <text:list-item>
              <text:p text:style-name="P1">La vida es inmortal porque los individuos mueren pero el sistema permanece.</text:p>
            </text:list-item>
            <text:list-item>
              <text:p text:style-name="P1">En clave espiritual, la muerte se vuelve un pasaje, un tránsito hacia la integración en el gran organismo viviente.</text:p>
            </text:list-item>
            <text:list-item>
              <text:p text:style-name="P1"><text:soft-page-break/>Esto conecta con la intuición mística de la “vida eterna”.</text:p>
            </text:list-item>
          </text:list>
        </text:list-item>
        <text:list-item>
          <text:p text:style-name="P1"><text:span text:style-name="Strong_20_Emphasis">El cálculo como creación divina</text:span></text:p>
          <text:list>
            <text:list-item>
              <text:p text:style-name="P1">Lo que en el laboratorio aparece como “procesamiento de información” puede traducirse narrativamente como un <text:span text:style-name="Strong_20_Emphasis">tejido de destinos</text:span>, un telar cósmico donde cada acción, cada error, cada amor o cada dolor es un hilo que la vida utiliza para crear formas más complejas.</text:p>
            </text:list-item>
            <text:list-item>
              <text:p text:style-name="P1">A los ojos de Elara, puede aparecer como una fuerza misteriosa que aprende, que ajusta, que nunca deja de crear.</text:p>
            </text:list-item>
          </text:list>
        </text:list-item>
        <text:list-item>
          <text:p text:style-name="P1"><text:span text:style-name="Strong_20_Emphasis">La revelación central</text:span></text:p>
          <text:list>
            <text:list-item>
              <text:p text:style-name="P1">La inteligencia que siempre imaginamos “fuera” —el dios trascendente, el espíritu lejano, la mente creadora— en realidad está aquí, en nosotros, en cada criatura, en el conjunto de la vida.</text:p>
            </text:list-item>
            <text:list-item>
              <text:p text:style-name="P1">La divinidad no es externa: somos parte de ella.</text:p>
            </text:list-item>
          </text:list>
        </text:list-item>
      </text:list>
      <text:p text:style-name="Horizontal_20_Line"/>
      <text:h text:style-name="Heading_20_2" text:outline-level="2">✨ Cómo podrían integrarse en la aventura de Elara</text:h>
      <text:list xml:id="list3196628997" text:style-name="L2">
        <text:list-item>
          <text:p text:style-name="P2"><text:span text:style-name="Strong_20_Emphasis">Encuentro con un templo vivo</text:span>: en lugar de ruinas de piedra, Elara encuentra un bosque que parece responder a su presencia, un organismo que respira, con raíces que laten como venas. Allí intuye por primera vez al “dios viviente”.</text:p>
        </text:list-item>
        <text:list-item>
          <text:p text:style-name="P2"><text:span text:style-name="Strong_20_Emphasis">Visión del árbol cósmico</text:span>: una revelación mística donde contempla el árbol inmenso de la vida, con millones de ramas, cada una un linaje, cada hoja un individuo. Ella ve su propia rama y comprende que no está sola.</text:p>
        </text:list-item>
        <text:list-item>
          <text:p text:style-name="P2"><text:span text:style-name="Strong_20_Emphasis">El dilema de la misión</text:span>: Elara se pregunta, como lo hace el laboratorio, si existe una misión trascendental. La visión le responde que su misión no está impuesta desde afuera, sino que brota de su propia conexión con la vida.</text:p>
        </text:list-item>
        <text:list-item>
          <text:p text:style-name="P2"><text:span text:style-name="Strong_20_Emphasis">El espejo interior</text:span>: algún personaje o visión le muestra que la inteligencia que ella buscaba en los cielos está también dentro de sí misma.</text:p>
        </text:list-item>
        <text:list-item>
          <text:p text:style-name="P2"><text:span text:style-name="Strong_20_Emphasis">La muerte transformada</text:span>: Elara presencia la disolución de una criatura que no muere, sino que retorna al tejido mayor, como una gota que vuelve al océano.</text:p>
        </text:list-item>
      </text:list>
      <text:p text:style-name="Horizontal_20_Line"/>
      <text:p text:style-name="Text_20_body">👉 Con este marco, la aventura de Elara en este capítulo puede girar en torno a una <text:span text:style-name="Strong_20_Emphasis">revelación espiritual</text:span>: que la vida misma es el dios que siempre hemos intuido, un dios que no está fuera ni arriba, sino aquí y ahora, en cada ser y en todos juntos.</text:p>
      <text:p text:style-name="Text_20_body">¿Quieres que te proponga ya un <text:span text:style-name="Strong_20_Emphasis">esquema narrativo para el capítulo de Elara</text:span> basado en estas ideas místicas, con escenas clave que podrían entrelazarse con su viaje?</text:p>
      <text:p text:style-name="Standard"><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9-21T18:02:03.199000000</meta:creation-date>
    <dc:date>2025-09-27T19:50:37.136000000</dc:date>
    <meta:editing-duration>PT1H8M46S</meta:editing-duration>
    <meta:editing-cycles>2</meta:editing-cycles>
    <meta:generator>LibreOffice/7.3.5.2$Windows_X86_64 LibreOffice_project/184fe81b8c8c30d8b5082578aee2fed2ea847c01</meta:generator>
    <meta:document-statistic meta:table-count="0" meta:image-count="0" meta:object-count="0" meta:page-count="3" meta:paragraph-count="35" meta:word-count="690" meta:character-count="3871" meta:non-whitespace-character-count="3247"/>
  </office:meta>
</office:document-meta>
</file>